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OpenSymbol" svg:font-family="OpenSymbol"/>
    <style:font-face style:name="Andika Basic" svg:font-family="'Andika Basic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4cm"/>
    </style:style>
    <style:style style:name="Table1.B" style:family="table-column">
      <style:table-column-properties style:column-width="3.598cm"/>
    </style:style>
    <style:style style:name="Table1.C" style:family="table-column">
      <style:table-column-properties style:column-width="3.016cm"/>
    </style:style>
    <style:style style:name="Table1.D" style:family="table-column">
      <style:table-column-properties style:column-width="3.625cm"/>
    </style:style>
    <style:style style:name="Table1.E" style:family="table-column">
      <style:table-column-properties style:column-width="5.133cm"/>
    </style:style>
    <style:style style:name="Table1.A1" style:family="table-cell" style:data-style-name="N5100">
      <style:table-cell-properties fo:background-color="#000000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 style:data-style-name="N5100">
      <style:table-cell-properties fo:background-color="#000000" fo:padding="0cm" fo:border="0.002cm solid #000000">
        <style:background-image/>
      </style:table-cell-properties>
    </style:style>
    <style:style style:name="Table1.A2" style:family="table-cell" style:data-style-name="N5100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le1.D2" style:family="table-cell" style:data-style-name="N5000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le1.E2" style:family="table-cell">
      <style:table-cell-properties fo:background-color="#ffffff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e1.E7" style:family="table-cell" style:data-style-name="N5000">
      <style:table-cell-properties fo:background-color="#ffffff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paragraph-properties fo:text-align="center" style:justify-single-word="false"/>
      <style:text-properties fo:color="#000000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000000" style:font-name="Andika Basic" fo:font-size="32pt" style:font-size-asian="32pt" style:font-size-complex="32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font-name="Thorndale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8" style:family="paragraph" style:parent-style-name="Text_20_body">
      <style:paragraph-properties fo:text-align="start" style:justify-single-word="false"/>
      <style:text-properties fo:color="#000000" style:font-name="Andika Basic" fo:font-size="14.5pt" style:text-underline-style="solid" style:text-underline-width="auto" style:text-underline-color="font-color" fo:font-weight="bold" style:font-size-asian="14.5pt" style:font-weight-asian="bold" style:font-size-complex="14.5pt" style:font-weight-complex="bold"/>
    </style:style>
    <style:style style:name="P9" style:family="paragraph" style:parent-style-name="Text_20_body" style:list-style-name="L1">
      <style:paragraph-properties fo:text-align="start" style:justify-single-word="false"/>
      <style:text-properties fo:color="#000000" style:font-name="Andika Basic" fo:font-size="14.5pt" style:text-underline-style="none" fo:font-weight="normal" style:font-size-asian="14.5pt" style:font-weight-asian="normal" style:font-size-complex="14.5pt" style:font-weight-complex="normal"/>
    </style:style>
    <style:style style:name="P10" style:family="paragraph" style:parent-style-name="Text_20_body" style:list-style-name="L2">
      <style:paragraph-properties fo:text-align="start" style:justify-single-word="false"/>
      <style:text-properties fo:color="#000000" style:font-name="Andika Basic" fo:font-size="14.5pt" style:text-underline-style="none" fo:font-weight="normal" style:font-size-asian="14.5pt" style:font-weight-asian="normal" style:font-size-complex="14.5pt" style:font-weight-complex="normal"/>
    </style:style>
    <style:style style:name="P11" style:family="paragraph" style:parent-style-name="Text_20_body" style:list-style-name="L3">
      <style:paragraph-properties fo:text-align="start" style:justify-single-word="false"/>
      <style:text-properties fo:color="#000000" style:font-name="Andika Basic" fo:font-size="14.5pt" style:text-underline-style="none" fo:font-weight="normal" style:font-size-asian="14.5pt" style:font-weight-asian="normal" style:font-size-complex="14.5pt" style:font-weight-complex="normal"/>
    </style:style>
    <style:style style:name="P12" style:family="paragraph" style:parent-style-name="Text_20_body">
      <style:text-properties fo:color="#000000" style:font-name="Andika Basic" fo:font-size="14.5pt" style:font-size-asian="14.5pt" style:font-size-complex="14.5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5000" number:language="en" number:country="IN">
      <number:number number:min-integer-digits="1"/>
    </number:number-style>
    <number:text-style style:name="N5100" number:language="en" number:country="IN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stel Management System. </text:p>
      <text:p text:style-name="P3"><text:bookmark-start text:name="__DdeLink__4_2101730548"/>Entities and Attributes<text:bookmark-end text:name="__DdeLink__4_2101730548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float" office:value="0">
            <text:p text:style-name="P7">Serial Number</text:p>
          </table:table-cell>
          <table:table-cell table:style-name="Table1.A1" office:value-type="float" office:value="0">
            <text:p text:style-name="P6">Entity Name</text:p>
          </table:table-cell>
          <table:table-cell table:style-name="Table1.A1" office:value-type="float" office:value="0">
            <text:p text:style-name="P6">Primary key</text:p>
          </table:table-cell>
          <table:table-cell table:style-name="Table1.A1" office:value-type="float" office:value="0">
            <text:p text:style-name="P6">Foreign key</text:p>
          </table:table-cell>
          <table:table-cell table:style-name="Table1.E1" office:value-type="float" office:value="0">
            <text:p text:style-name="P6">Non key attributes</text:p>
          </table:table-cell>
        </table:table-row>
        <table:table-row>
          <table:table-cell table:style-name="Table1.A2" office:value-type="float" office:value="0">
            <text:p text:style-name="P5">1</text:p>
          </table:table-cell>
          <table:table-cell table:style-name="Table1.B2" office:value-type="string">
            <text:p text:style-name="P4">Hall</text:p>
          </table:table-cell>
          <table:table-cell table:style-name="Table1.B2" office:value-type="string">
            <text:p text:style-name="P4">Hall_id integer</text:p>
          </table:table-cell>
          <table:table-cell table:style-name="Table1.D2">
            <text:p text:style-name="P4"/>
          </table:table-cell>
          <table:table-cell table:style-name="Table1.E2" office:value-type="string">
            <text:p text:style-name="P4">Name varchar(20)</text:p>
            <text:p text:style-name="P4">no_of_employees integer</text:p>
            <text:p text:style-name="P4">no_of_hostels integer</text:p>
            <text:p text:style-name="P4"/>
          </table:table-cell>
        </table:table-row>
        <table:table-row>
          <table:table-cell table:style-name="Table1.A2" office:value-type="float" office:value="0">
            <text:p text:style-name="P5">2</text:p>
          </table:table-cell>
          <table:table-cell table:style-name="Table1.B2" office:value-type="string">
            <text:p text:style-name="P4">Hostel</text:p>
          </table:table-cell>
          <table:table-cell table:style-name="Table1.B2" office:value-type="string">
            <text:p text:style-name="P4">hostel_id integer</text:p>
          </table:table-cell>
          <table:table-cell table:style-name="Table1.D2">
            <text:p text:style-name="P4"/>
          </table:table-cell>
          <table:table-cell table:style-name="Table1.E2" office:value-type="string">
            <text:p text:style-name="P4">Name varchar(20)</text:p>
            <text:p text:style-name="P4">capacity integer</text:p>
            <text:p text:style-name="P4">no_of_rooms integer</text:p>
            <text:p text:style-name="P4">no_of_employees integer</text:p>
            <text:p text:style-name="P4">mess_contractor varchar(2)</text:p>
            <text:p text:style-name="P4">mess_capacity</text:p>
            <text:p text:style-name="P4"/>
          </table:table-cell>
        </table:table-row>
        <table:table-row>
          <table:table-cell table:style-name="Table1.A2" office:value-type="float" office:value="0">
            <text:p text:style-name="P5">3</text:p>
          </table:table-cell>
          <table:table-cell table:style-name="Table1.B2" office:value-type="string">
            <text:p text:style-name="P4">Student</text:p>
          </table:table-cell>
          <table:table-cell table:style-name="Table1.B2" office:value-type="string">
            <text:p text:style-name="P4">Sid <text:s/>integer</text:p>
          </table:table-cell>
          <table:table-cell table:style-name="Table1.D2">
            <text:p text:style-name="P4"/>
          </table:table-cell>
          <table:table-cell table:style-name="Table1.E2" office:value-type="string">
            <text:p text:style-name="P4">Name varchar(20)</text:p>
            <text:p text:style-name="P4">phone integer</text:p>
            <text:p text:style-name="P4">city varchar(20)</text:p>
            <text:p text:style-name="P4">state varchar(20)</text:p>
            <text:p text:style-name="P4">course varchar(10)</text:p>
            <text:p text:style-name="P4">dept varchar(20)</text:p>
            <text:p text:style-name="P4">year integer</text:p>
            <text:p text:style-name="P4"/>
          </table:table-cell>
        </table:table-row>
        <table:table-row>
          <table:table-cell table:style-name="Table1.A2" office:value-type="float" office:value="0">
            <text:p text:style-name="P5">4</text:p>
          </table:table-cell>
          <table:table-cell table:style-name="Table1.B2" office:value-type="string">
            <text:p text:style-name="P4">Employee</text:p>
          </table:table-cell>
          <table:table-cell table:style-name="Table1.B2" office:value-type="string">
            <text:p text:style-name="P4">Eid integer</text:p>
          </table:table-cell>
          <table:table-cell table:style-name="Table1.D2">
            <text:p text:style-name="P4"/>
          </table:table-cell>
          <table:table-cell table:style-name="Table1.E2" office:value-type="string">
            <text:p text:style-name="P4">Name varchar(20)</text:p>
            <text:p text:style-name="P4">designation varchar(20)</text:p>
            <text:p text:style-name="P4">salary float</text:p>
            <text:p text:style-name="P4"/>
          </table:table-cell>
        </table:table-row>
        <table:table-row>
          <table:table-cell table:style-name="Table1.A2" office:value-type="float" office:value="0">
            <text:p text:style-name="P5">5</text:p>
          </table:table-cell>
          <table:table-cell table:style-name="Table1.B2" office:value-type="string">
            <text:p text:style-name="P4">Visitors</text:p>
          </table:table-cell>
          <table:table-cell table:style-name="Table1.D2">
            <text:p text:style-name="P4"/>
          </table:table-cell>
          <table:table-cell table:style-name="Table1.D2">
            <text:p text:style-name="P4"/>
          </table:table-cell>
          <table:table-cell table:style-name="Table1.E2" office:value-type="string">
            <text:p text:style-name="P4">Name varchar(20)</text:p>
            <text:p text:style-name="P4">entry_time date</text:p>
            <text:p text:style-name="P4">exit_time date</text:p>
            <text:p text:style-name="P4"/>
          </table:table-cell>
        </table:table-row>
        <table:table-row>
          <table:table-cell table:style-name="Table1.A2" office:value-type="float" office:value="0">
            <text:p text:style-name="P5">6</text:p>
          </table:table-cell>
          <table:table-cell table:style-name="Table1.B2" office:value-type="string">
            <text:p text:style-name="P4">managed_by</text:p>
            <text:p text:style-name="P4">(employee-hall)</text:p>
          </table:table-cell>
          <table:table-cell table:style-name="Table1.D2">
            <text:p text:style-name="P4"/>
          </table:table-cell>
          <table:table-cell table:style-name="Table1.B2" office:value-type="string">
            <text:p text:style-name="P4">Eid integer</text:p>
            <text:p text:style-name="P4">hid integer</text:p>
            <text:p text:style-name="P4"/>
          </table:table-cell>
          <table:table-cell table:style-name="Table1.E7">
            <text:p text:style-name="P4"/>
          </table:table-cell>
        </table:table-row>
        <table:table-row>
          <table:table-cell table:style-name="Table1.A2" office:value-type="float" office:value="0">
            <text:p text:style-name="P5">7</text:p>
          </table:table-cell>
          <table:table-cell table:style-name="Table1.B2" office:value-type="string">
            <text:p text:style-name="P4">belongs_to</text:p>
            <text:p text:style-name="P4">(hostel-hall)</text:p>
          </table:table-cell>
          <table:table-cell table:style-name="Table1.D2">
            <text:p text:style-name="P4"/>
          </table:table-cell>
          <table:table-cell table:style-name="Table1.B2" office:value-type="string">
            <text:p text:style-name="P4">Hid integer</text:p>
            <text:p text:style-name="P4">hall_id integer</text:p>
            <text:p text:style-name="P4"/>
          </table:table-cell>
          <table:table-cell table:style-name="Table1.E7">
            <text:p text:style-name="P4"/>
          </table:table-cell>
        </table:table-row>
        <table:table-row>
          <table:table-cell table:style-name="Table1.A2" office:value-type="float" office:value="0">
            <text:p text:style-name="P5">8</text:p>
          </table:table-cell>
          <table:table-cell table:style-name="Table1.B2" office:value-type="string">
            <text:p text:style-name="P4">Resides _in</text:p>
            <text:p text:style-name="P4">(student-hostel)</text:p>
          </table:table-cell>
          <table:table-cell table:style-name="Table1.D2">
            <text:p text:style-name="P4"/>
          </table:table-cell>
          <table:table-cell table:style-name="Table1.B2" office:value-type="string">
            <text:p text:style-name="P4">Sid integer</text:p>
            <text:p text:style-name="P4">hid integer</text:p>
            <text:p text:style-name="P4"/>
          </table:table-cell>
          <table:table-cell table:style-name="Table1.E2" office:value-type="string">
            <text:p text:style-name="P4">room_no integer</text:p>
          </table:table-cell>
        </table:table-row>
        <table:table-row>
          <table:table-cell table:style-name="Table1.A2" office:value-type="float" office:value="0">
            <text:p text:style-name="P5">9</text:p>
          </table:table-cell>
          <table:table-cell table:style-name="Table1.B2" office:value-type="string">
            <text:p text:style-name="P4">controlled_by</text:p>
            <text:p text:style-name="P4">(employee-hostel)</text:p>
          </table:table-cell>
          <table:table-cell table:style-name="Table1.D2">
            <text:p text:style-name="P4"/>
          </table:table-cell>
          <table:table-cell table:style-name="Table1.B2" office:value-type="string">
            <text:p text:style-name="P4">Eid integer,</text:p>
            <text:p text:style-name="P4">hid integer</text:p>
          </table:table-cell>
          <table:table-cell table:style-name="Table1.E7">
            <text:p text:style-name="P4"/>
          </table:table-cell>
        </table:table-row>
        <table:table-row>
          <table:table-cell table:style-name="Table1.A2" office:value-type="float" office:value="0">
            <text:p text:style-name="P5">10</text:p>
          </table:table-cell>
          <table:table-cell table:style-name="Table1.B2" office:value-type="string">
            <text:p text:style-name="P4">Visits</text:p>
            <text:p text:style-name="P4">(visitor-student)</text:p>
          </table:table-cell>
          <table:table-cell table:style-name="Table1.D2">
            <text:p text:style-name="P4"/>
          </table:table-cell>
          <table:table-cell table:style-name="Table1.B2" office:value-type="string">
            <text:p text:style-name="P4">v_name varchar(20)</text:p>
            <text:p text:style-name="P4">entry_time date</text:p>
            <text:p text:style-name="P4">sid integer</text:p>
            <text:p text:style-name="P4"/>
          </table:table-cell>
          <table:table-cell table:style-name="Table1.E7">
            <text:p text:style-name="P4"/>
          </table:table-cell>
        </table:table-row>
        <table:table-row>
          <table:table-cell table:style-name="Table1.A2" office:value-type="float" office:value="0">
            <text:p text:style-name="P5">11</text:p>
          </table:table-cell>
          <table:table-cell table:style-name="Table1.B2" office:value-type="string">
            <text:p text:style-name="P4">Authorization</text:p>
          </table:table-cell>
          <table:table-cell table:style-name="Table1.D2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E2" office:value-type="string">
            <text:p text:style-name="P4">Uname unique varchar(20)</text:p>
            <text:p text:style-name="P4">passwd varchar(20)</text:p>
            <text:p text:style-name="P4">level integer</text:p>
            <text:p text:style-name="P4">hoset/hall id integer</text:p>
          </table:table-cell>
        </table:table-row>
      </table:table>
      <text:p text:style-name="P1"/>
      <text:p text:style-name="P1"><text:soft-page-break/></text:p>
      <text:p text:style-name="P3">Users and Privileges</text:p>
      <text:p text:style-name="P8">Level 1:</text:p>
      <text:list xml:id="list1999442821" text:style-name="L1">
        <text:list-item>
          <text:p text:style-name="P9">View the entire top level information of database(all tables)</text:p>
        </text:list-item>
        <text:list-item>
          <text:p text:style-name="P9">Modify the present account</text:p>
        </text:list-item>
        <text:list-item>
          <text:p text:style-name="P9">Create halls and hall level users</text:p>
        </text:list-item>
        <text:list-item>
          <text:p text:style-name="P9">Modify hall information</text:p>
        </text:list-item>
        <text:list-item>
          <text:p text:style-name="P9">Delete hall level users</text:p>
        </text:list-item>
        <text:list-item>
          <text:p text:style-name="P9">Reset hall level user password</text:p>
        </text:list-item>
      </text:list>
      <text:p text:style-name="P8">Level 2:</text:p>
      <text:list xml:id="list133578247" text:style-name="L2">
        <text:list-item>
          <text:p text:style-name="P10">View entire top level information that come under selected hall</text:p>
        </text:list-item>
        <text:list-item>
          <text:p text:style-name="P10">Modify the present account</text:p>
        </text:list-item>
        <text:list-item>
          <text:p text:style-name="P10">Create Hostels and hostel level users</text:p>
        </text:list-item>
        <text:list-item>
          <text:p text:style-name="P10">Delete hostel level users</text:p>
        </text:list-item>
        <text:list-item>
          <text:p text:style-name="P10">Reset hostel level user level password</text:p>
        </text:list-item>
        <text:list-item>
          <text:p text:style-name="P10">Modify hostel information</text:p>
        </text:list-item>
        <text:list-item>
          <text:p text:style-name="P10">Add and modify student information except room number</text:p>
          <text:p text:style-name="P10"/>
        </text:list-item>
      </text:list>
      <text:p text:style-name="P8">Level 3:</text:p>
      <text:list xml:id="list1533272279" text:style-name="L3">
        <text:list-item>
          <text:p text:style-name="P11">View entire top level information that come under selected hostel</text:p>
        </text:list-item>
        <text:list-item>
          <text:p text:style-name="P11">Modify present account</text:p>
        </text:list-item>
        <text:list-item>
          <text:p text:style-name="P11">Add room number allocated to students</text:p>
        </text:list-item>
        <text:list-item>
          <text:p text:style-name="P11">Visitor information entry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OpenSymbol" svg:font-family="OpenSymbol"/>
    <style:font-face style:name="Andika Basic" svg:font-family="'Andika Basic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yas C</meta:initial-creator>
    <meta:creation-date>2012-10-11T19:48:28</meta:creation-date>
    <dc:date>2012-10-15T08:28:38</dc:date>
    <dc:creator>Niyas C</dc:creator>
    <meta:editing-duration>PT2H40M9S</meta:editing-duration>
    <meta:editing-cycles>8</meta:editing-cycles>
    <meta:generator>LibreOffice/3.3$Linux LibreOffice_project/330m19$Build-401</meta:generator>
    <meta:document-statistic meta:table-count="1" meta:image-count="0" meta:object-count="0" meta:page-count="2" meta:paragraph-count="97" meta:word-count="250" meta:character-count="1633"/>
  </office:meta>
</office:document-meta>
</file>